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table table:name="amostragem" table:style-name="ta1">
        <table:table-column table:style-name="co1" table:number-columns-repeated="26" table:default-cell-style-name="Default"/>
        <table:table-row table:style-name="ro1">
          <table:table-cell/>
          <table:table-cell office:value-type="float" office:value="4817.37306612374" calcext:value-type="float">
            <text:p>4817,3730661237</text:p>
          </table:table-cell>
          <table:table-cell office:value-type="float" office:value="5408.03621808085" calcext:value-type="float">
            <text:p>5408,0362180809</text:p>
          </table:table-cell>
          <table:table-cell office:value-type="float" office:value="4896.0551828933" calcext:value-type="float">
            <text:p>4896,0551828933</text:p>
          </table:table-cell>
          <table:table-cell office:value-type="float" office:value="5614.56017546981" calcext:value-type="float">
            <text:p>5614,5601754698</text:p>
          </table:table-cell>
          <table:table-cell office:value-type="float" office:value="4866.99442245306" calcext:value-type="float">
            <text:p>4866,9944224531</text:p>
          </table:table-cell>
          <table:table-cell office:value-type="float" office:value="5721.62198218431" calcext:value-type="float">
            <text:p>5721,6219821843</text:p>
          </table:table-cell>
          <table:table-cell office:value-type="float" office:value="5724.12482809589" calcext:value-type="float">
            <text:p>5724,1248280959</text:p>
          </table:table-cell>
          <table:table-cell office:value-type="float" office:value="4281.73795600703" calcext:value-type="float">
            <text:p>4281,737956007</text:p>
          </table:table-cell>
          <table:table-cell office:value-type="float" office:value="4828.86238520249" calcext:value-type="float">
            <text:p>4828,8623852025</text:p>
          </table:table-cell>
          <table:table-cell office:value-type="float" office:value="4735.36498541349" calcext:value-type="float">
            <text:p>4735,3649854135</text:p>
          </table:table-cell>
          <table:table-cell office:value-type="float" office:value="5197.16312310576" calcext:value-type="float">
            <text:p>5197,1631231058</text:p>
          </table:table-cell>
          <table:table-cell office:value-type="float" office:value="5700.25090590392" calcext:value-type="float">
            <text:p>5700,2509059039</text:p>
          </table:table-cell>
          <table:table-cell office:value-type="float" office:value="4126.98681246681" calcext:value-type="float">
            <text:p>4126,9868124668</text:p>
          </table:table-cell>
          <table:table-cell office:value-type="float" office:value="4865.70312203491" calcext:value-type="float">
            <text:p>4865,7031220349</text:p>
          </table:table-cell>
          <table:table-cell office:value-type="float" office:value="5233.20519169176" calcext:value-type="float">
            <text:p>5233,2051916918</text:p>
          </table:table-cell>
          <table:table-cell office:value-type="float" office:value="5906.67248706387" calcext:value-type="float">
            <text:p>5906,6724870639</text:p>
          </table:table-cell>
          <table:table-cell office:value-type="float" office:value="5120.39824477705" calcext:value-type="float">
            <text:p>5120,3982447771</text:p>
          </table:table-cell>
          <table:table-cell office:value-type="float" office:value="4680.02122869407" calcext:value-type="float">
            <text:p>4680,0212286941</text:p>
          </table:table-cell>
          <table:table-cell office:value-type="float" office:value="4678.12943979881" calcext:value-type="float">
            <text:p>4678,1294397988</text:p>
          </table:table-cell>
          <table:table-cell office:value-type="float" office:value="4778.08833365397" calcext:value-type="float">
            <text:p>4778,088333654</text:p>
          </table:table-cell>
          <table:table-cell office:value-type="float" office:value="4997.86184291384" calcext:value-type="float">
            <text:p>4997,8618429138</text:p>
          </table:table-cell>
          <table:table-cell office:value-type="float" office:value="4856.14484822986" calcext:value-type="float">
            <text:p>4856,1448482299</text:p>
          </table:table-cell>
          <table:table-cell office:value-type="float" office:value="4971.66303893855" calcext:value-type="float">
            <text:p>4971,6630389386</text:p>
          </table:table-cell>
          <table:table-cell office:value-type="float" office:value="5619.32305599475" calcext:value-type="float">
            <text:p>5619,3230559948</text:p>
          </table:table-cell>
          <table:table-cell office:value-type="float" office:value="5383.51267873758" calcext:value-type="float">
            <text:p>5383,5126787376</text:p>
          </table:table-cell>
        </table:table-row>
        <table:table-row table:style-name="ro1">
          <table:table-cell/>
          <table:table-cell office:value-type="float" office:value="4417.56410677539" calcext:value-type="float">
            <text:p>4417,5641067754</text:p>
          </table:table-cell>
          <table:table-cell office:value-type="float" office:value="5622.01790938424" calcext:value-type="float">
            <text:p>5622,0179093842</text:p>
          </table:table-cell>
          <table:table-cell office:value-type="float" office:value="5068.38078237482" calcext:value-type="float">
            <text:p>5068,3807823748</text:p>
          </table:table-cell>
          <table:table-cell office:value-type="float" office:value="4973.19633682295" calcext:value-type="float">
            <text:p>4973,196336823</text:p>
          </table:table-cell>
          <table:table-cell office:value-type="float" office:value="5437.48424104351" calcext:value-type="float">
            <text:p>5437,4842410435</text:p>
          </table:table-cell>
          <table:table-cell office:value-type="float" office:value="4868.97572308024" calcext:value-type="float">
            <text:p>4868,9757230802</text:p>
          </table:table-cell>
          <table:table-cell office:value-type="float" office:value="4800.06109754419" calcext:value-type="float">
            <text:p>4800,0610975442</text:p>
          </table:table-cell>
          <table:table-cell office:value-type="float" office:value="5496.19106338972" calcext:value-type="float">
            <text:p>5496,1910633897</text:p>
          </table:table-cell>
          <table:table-cell office:value-type="float" office:value="4484.42155514045" calcext:value-type="float">
            <text:p>4484,4215551405</text:p>
          </table:table-cell>
          <table:table-cell office:value-type="float" office:value="4813.60495148727" calcext:value-type="float">
            <text:p>4813,6049514873</text:p>
          </table:table-cell>
          <table:table-cell office:value-type="float" office:value="4743.20894298165" calcext:value-type="float">
            <text:p>4743,2089429817</text:p>
          </table:table-cell>
          <table:table-cell office:value-type="float" office:value="5624.39419503657" calcext:value-type="float">
            <text:p>5624,3941950366</text:p>
          </table:table-cell>
          <table:table-cell office:value-type="float" office:value="5465.02237873053" calcext:value-type="float">
            <text:p>5465,0223787305</text:p>
          </table:table-cell>
          <table:table-cell office:value-type="float" office:value="5505.74146486539" calcext:value-type="float">
            <text:p>5505,7414648654</text:p>
          </table:table-cell>
          <table:table-cell office:value-type="float" office:value="4893.79086128498" calcext:value-type="float">
            <text:p>4893,790861285</text:p>
          </table:table-cell>
          <table:table-cell office:value-type="float" office:value="4847.93785183816" calcext:value-type="float">
            <text:p>4847,9378518382</text:p>
          </table:table-cell>
          <table:table-cell office:value-type="float" office:value="5038.02429418783" calcext:value-type="float">
            <text:p>5038,0242941878</text:p>
          </table:table-cell>
          <table:table-cell office:value-type="float" office:value="5029.98790035057" calcext:value-type="float">
            <text:p>5029,9879003506</text:p>
          </table:table-cell>
          <table:table-cell office:value-type="float" office:value="5651.17906940351" calcext:value-type="float">
            <text:p>5651,1790694035</text:p>
          </table:table-cell>
          <table:table-cell office:value-type="float" office:value="6015.12490363975" calcext:value-type="float">
            <text:p>6015,1249036398</text:p>
          </table:table-cell>
          <table:table-cell office:value-type="float" office:value="4784.66595325993" calcext:value-type="float">
            <text:p>4784,6659532599</text:p>
          </table:table-cell>
          <table:table-cell office:value-type="float" office:value="6157.80546136138" calcext:value-type="float">
            <text:p>6157,8054613614</text:p>
          </table:table-cell>
          <table:table-cell office:value-type="float" office:value="4999.2408600718" calcext:value-type="float">
            <text:p>4999,2408600718</text:p>
          </table:table-cell>
          <table:table-cell office:value-type="float" office:value="5071.52384722352" calcext:value-type="float">
            <text:p>5071,5238472235</text:p>
          </table:table-cell>
          <table:table-cell office:value-type="float" office:value="4578.83810472867" calcext:value-type="float">
            <text:p>4578,8381047287</text:p>
          </table:table-cell>
        </table:table-row>
        <table:table-row table:style-name="ro1">
          <table:table-cell/>
          <table:table-cell office:value-type="float" office:value="5421.75593288095" calcext:value-type="float">
            <text:p>5421,755932881</text:p>
          </table:table-cell>
          <table:table-cell office:value-type="float" office:value="5819.66642637909" calcext:value-type="float">
            <text:p>5819,6664263791</text:p>
          </table:table-cell>
          <table:table-cell office:value-type="float" office:value="5205.69269375182" calcext:value-type="float">
            <text:p>5205,6926937518</text:p>
          </table:table-cell>
          <table:table-cell office:value-type="float" office:value="4998.16394655807" calcext:value-type="float">
            <text:p>4998,1639465581</text:p>
          </table:table-cell>
          <table:table-cell office:value-type="float" office:value="4614.1649034853" calcext:value-type="float">
            <text:p>4614,1649034853</text:p>
          </table:table-cell>
          <table:table-cell office:value-type="float" office:value="4922.94082628277" calcext:value-type="float">
            <text:p>4922,9408262828</text:p>
          </table:table-cell>
          <table:table-cell office:value-type="float" office:value="5413.74215233377" calcext:value-type="float">
            <text:p>5413,7421523338</text:p>
          </table:table-cell>
          <table:table-cell office:value-type="float" office:value="5145.58264734786" calcext:value-type="float">
            <text:p>5145,5826473479</text:p>
          </table:table-cell>
          <table:table-cell office:value-type="float" office:value="5765.34944211763" calcext:value-type="float">
            <text:p>5765,3494421176</text:p>
          </table:table-cell>
          <table:table-cell office:value-type="float" office:value="4899.94053625605" calcext:value-type="float">
            <text:p>4899,9405362561</text:p>
          </table:table-cell>
          <table:table-cell office:value-type="float" office:value="5439.51244032417" calcext:value-type="float">
            <text:p>5439,5124403242</text:p>
          </table:table-cell>
          <table:table-cell office:value-type="float" office:value="4760.70587710224" calcext:value-type="float">
            <text:p>4760,7058771023</text:p>
          </table:table-cell>
          <table:table-cell office:value-type="float" office:value="4762.49297393388" calcext:value-type="float">
            <text:p>4762,4929739339</text:p>
          </table:table-cell>
          <table:table-cell office:value-type="float" office:value="4943.99400385146" calcext:value-type="float">
            <text:p>4943,9940038515</text:p>
          </table:table-cell>
          <table:table-cell office:value-type="float" office:value="4502.18173679383" calcext:value-type="float">
            <text:p>4502,1817367938</text:p>
          </table:table-cell>
          <table:table-cell office:value-type="float" office:value="5032.63185500106" calcext:value-type="float">
            <text:p>5032,6318550011</text:p>
          </table:table-cell>
          <table:table-cell office:value-type="float" office:value="4024.87738583785" calcext:value-type="float">
            <text:p>4024,8773858379</text:p>
          </table:table-cell>
          <table:table-cell office:value-type="float" office:value="5106.58473207499" calcext:value-type="float">
            <text:p>5106,584732075</text:p>
          </table:table-cell>
          <table:table-cell office:value-type="float" office:value="4445.90052447825" calcext:value-type="float">
            <text:p>4445,9005244783</text:p>
          </table:table-cell>
          <table:table-cell office:value-type="float" office:value="4781.40937135666" calcext:value-type="float">
            <text:p>4781,4093713567</text:p>
          </table:table-cell>
          <table:table-cell office:value-type="float" office:value="4557.39848980527" calcext:value-type="float">
            <text:p>4557,3984898053</text:p>
          </table:table-cell>
          <table:table-cell office:value-type="float" office:value="5159.09926340343" calcext:value-type="float">
            <text:p>5159,0992634034</text:p>
          </table:table-cell>
          <table:table-cell office:value-type="float" office:value="3563.98604442774" calcext:value-type="float">
            <text:p>3563,9860444278</text:p>
          </table:table-cell>
          <table:table-cell office:value-type="float" office:value="4976.75039645643" calcext:value-type="float">
            <text:p>4976,7503964564</text:p>
          </table:table-cell>
          <table:table-cell office:value-type="float" office:value="4235.62056292624" calcext:value-type="float">
            <text:p>4235,6205629262</text:p>
          </table:table-cell>
        </table:table-row>
        <table:table-row table:style-name="ro1">
          <table:table-cell/>
          <table:table-cell office:value-type="float" office:value="5582.33166628083" calcext:value-type="float">
            <text:p>5582,3316662808</text:p>
          </table:table-cell>
          <table:table-cell office:value-type="float" office:value="4965.64408294759" calcext:value-type="float">
            <text:p>4965,6440829476</text:p>
          </table:table-cell>
          <table:table-cell office:value-type="float" office:value="4643.99826181706" calcext:value-type="float">
            <text:p>4643,9982618171</text:p>
          </table:table-cell>
          <table:table-cell office:value-type="float" office:value="5710.5764236672" calcext:value-type="float">
            <text:p>5710,5764236672</text:p>
          </table:table-cell>
          <table:table-cell office:value-type="float" office:value="5115.25814296928" calcext:value-type="float">
            <text:p>5115,2581429693</text:p>
          </table:table-cell>
          <table:table-cell office:value-type="float" office:value="5161.9820508118" calcext:value-type="float">
            <text:p>5161,9820508118</text:p>
          </table:table-cell>
          <table:table-cell office:value-type="float" office:value="5018.25672937429" calcext:value-type="float">
            <text:p>5018,2567293743</text:p>
          </table:table-cell>
          <table:table-cell office:value-type="float" office:value="4607.4829482431" calcext:value-type="float">
            <text:p>4607,4829482431</text:p>
          </table:table-cell>
          <table:table-cell office:value-type="float" office:value="4910.59598525352" calcext:value-type="float">
            <text:p>4910,5959852535</text:p>
          </table:table-cell>
          <table:table-cell office:value-type="float" office:value="5304.76329088949" calcext:value-type="float">
            <text:p>5304,7632908895</text:p>
          </table:table-cell>
          <table:table-cell office:value-type="float" office:value="5309.29547400276" calcext:value-type="float">
            <text:p>5309,2954740028</text:p>
          </table:table-cell>
          <table:table-cell office:value-type="float" office:value="5641.24203236588" calcext:value-type="float">
            <text:p>5641,2420323659</text:p>
          </table:table-cell>
          <table:table-cell office:value-type="float" office:value="5876.11898064283" calcext:value-type="float">
            <text:p>5876,1189806428</text:p>
          </table:table-cell>
          <table:table-cell office:value-type="float" office:value="4409.68437483515" calcext:value-type="float">
            <text:p>4409,6843748352</text:p>
          </table:table-cell>
          <table:table-cell office:value-type="float" office:value="5562.41055198142" calcext:value-type="float">
            <text:p>5562,4105519814</text:p>
          </table:table-cell>
          <table:table-cell office:value-type="float" office:value="4499.80080895216" calcext:value-type="float">
            <text:p>4499,8008089522</text:p>
          </table:table-cell>
          <table:table-cell office:value-type="float" office:value="5010.19641742567" calcext:value-type="float">
            <text:p>5010,1964174257</text:p>
          </table:table-cell>
          <table:table-cell office:value-type="float" office:value="4997.92162017698" calcext:value-type="float">
            <text:p>4997,921620177</text:p>
          </table:table-cell>
          <table:table-cell office:value-type="float" office:value="4282.92565285487" calcext:value-type="float">
            <text:p>4282,9256528549</text:p>
          </table:table-cell>
          <table:table-cell office:value-type="float" office:value="3932.71475085121" calcext:value-type="float">
            <text:p>3932,7147508512</text:p>
          </table:table-cell>
          <table:table-cell office:value-type="float" office:value="5059.22745610395" calcext:value-type="float">
            <text:p>5059,227456104</text:p>
          </table:table-cell>
          <table:table-cell office:value-type="float" office:value="5589.92935339947" calcext:value-type="float">
            <text:p>5589,9293533995</text:p>
          </table:table-cell>
          <table:table-cell office:value-type="float" office:value="4975.71528217113" calcext:value-type="float">
            <text:p>4975,7152821711</text:p>
          </table:table-cell>
          <table:table-cell office:value-type="float" office:value="5192.30776003281" calcext:value-type="float">
            <text:p>5192,3077600328</text:p>
          </table:table-cell>
          <table:table-cell office:value-type="float" office:value="4812.33652840281" calcext:value-type="float">
            <text:p>4812,3365284028</text:p>
          </table:table-cell>
        </table:table-row>
        <table:table-row table:style-name="ro1">
          <table:table-cell/>
          <table:table-cell office:value-type="float" office:value="4769.73629262857" calcext:value-type="float">
            <text:p>4769,7362926286</text:p>
          </table:table-cell>
          <table:table-cell office:value-type="float" office:value="3549.6191784824" calcext:value-type="float">
            <text:p>3549,6191784824</text:p>
          </table:table-cell>
          <table:table-cell office:value-type="float" office:value="5055.30393826686" calcext:value-type="float">
            <text:p>5055,3039382669</text:p>
          </table:table-cell>
          <table:table-cell office:value-type="float" office:value="5497.27909110472" calcext:value-type="float">
            <text:p>5497,2790911047</text:p>
          </table:table-cell>
          <table:table-cell office:value-type="float" office:value="4749.96895420081" calcext:value-type="float">
            <text:p>4749,9689542008</text:p>
          </table:table-cell>
          <table:table-cell office:value-type="float" office:value="5270.50500105354" calcext:value-type="float">
            <text:p>5270,5050010535</text:p>
          </table:table-cell>
          <table:table-cell office:value-type="float" office:value="5309.57011766" calcext:value-type="float">
            <text:p>5309,57011766</text:p>
          </table:table-cell>
          <table:table-cell office:value-type="float" office:value="4927.6244463789" calcext:value-type="float">
            <text:p>4927,6244463789</text:p>
          </table:table-cell>
          <table:table-cell office:value-type="float" office:value="4937.1032903449" calcext:value-type="float">
            <text:p>4937,1032903449</text:p>
          </table:table-cell>
          <table:table-cell office:value-type="float" office:value="4334.32992836276" calcext:value-type="float">
            <text:p>4334,3299283628</text:p>
          </table:table-cell>
          <table:table-cell office:value-type="float" office:value="4426.42736892862" calcext:value-type="float">
            <text:p>4426,4273689286</text:p>
          </table:table-cell>
          <table:table-cell office:value-type="float" office:value="5176.71976146562" calcext:value-type="float">
            <text:p>5176,7197614656</text:p>
          </table:table-cell>
          <table:table-cell office:value-type="float" office:value="4936.80817286003" calcext:value-type="float">
            <text:p>4936,80817286</text:p>
          </table:table-cell>
          <table:table-cell office:value-type="float" office:value="4435.83009624887" calcext:value-type="float">
            <text:p>4435,8300962489</text:p>
          </table:table-cell>
          <table:table-cell office:value-type="float" office:value="5085.42325359935" calcext:value-type="float">
            <text:p>5085,4232535994</text:p>
          </table:table-cell>
          <table:table-cell office:value-type="float" office:value="5126.51772425998" calcext:value-type="float">
            <text:p>5126,51772426</text:p>
          </table:table-cell>
          <table:table-cell office:value-type="float" office:value="5063.29229107227" calcext:value-type="float">
            <text:p>5063,2922910723</text:p>
          </table:table-cell>
          <table:table-cell office:value-type="float" office:value="4555.63236875332" calcext:value-type="float">
            <text:p>4555,6323687533</text:p>
          </table:table-cell>
          <table:table-cell office:value-type="float" office:value="5147.5122276436" calcext:value-type="float">
            <text:p>5147,5122276436</text:p>
          </table:table-cell>
          <table:table-cell office:value-type="float" office:value="4791.56160281442" calcext:value-type="float">
            <text:p>4791,5616028144</text:p>
          </table:table-cell>
          <table:table-cell office:value-type="float" office:value="3944.37860135275" calcext:value-type="float">
            <text:p>3944,3786013528</text:p>
          </table:table-cell>
          <table:table-cell office:value-type="float" office:value="5646.03638673069" calcext:value-type="float">
            <text:p>5646,0363867307</text:p>
          </table:table-cell>
          <table:table-cell office:value-type="float" office:value="5444.88431209836" calcext:value-type="float">
            <text:p>5444,8843120984</text:p>
          </table:table-cell>
          <table:table-cell office:value-type="float" office:value="4724.29280733355" calcext:value-type="float">
            <text:p>4724,2928073336</text:p>
          </table:table-cell>
          <table:table-cell office:value-type="float" office:value="4333.18325039119" calcext:value-type="float">
            <text:p>4333,1832503912</text:p>
          </table:table-cell>
        </table:table-row>
        <table:table-row table:style-name="ro1">
          <table:table-cell/>
          <table:table-cell office:value-type="float" office:value="4952.21229183407" calcext:value-type="float">
            <text:p>4952,2122918341</text:p>
          </table:table-cell>
          <table:table-cell office:value-type="float" office:value="4288.40434410902" calcext:value-type="float">
            <text:p>4288,404344109</text:p>
          </table:table-cell>
          <table:table-cell office:value-type="float" office:value="5139.46264513806" calcext:value-type="float">
            <text:p>5139,4626451381</text:p>
          </table:table-cell>
          <table:table-cell office:value-type="float" office:value="6017.16269260784" calcext:value-type="float">
            <text:p>6017,1626926078</text:p>
          </table:table-cell>
          <table:table-cell office:value-type="float" office:value="5855.66212848459" calcext:value-type="float">
            <text:p>5855,6621284846</text:p>
          </table:table-cell>
          <table:table-cell office:value-type="float" office:value="5483.01015362655" calcext:value-type="float">
            <text:p>5483,0101536266</text:p>
          </table:table-cell>
          <table:table-cell office:value-type="float" office:value="4987.93536134508" calcext:value-type="float">
            <text:p>4987,9353613451</text:p>
          </table:table-cell>
          <table:table-cell office:value-type="float" office:value="4302.66343154552" calcext:value-type="float">
            <text:p>4302,6634315455</text:p>
          </table:table-cell>
          <table:table-cell office:value-type="float" office:value="4898.8901697481" calcext:value-type="float">
            <text:p>4898,8901697481</text:p>
          </table:table-cell>
          <table:table-cell office:value-type="float" office:value="5304.0892065635" calcext:value-type="float">
            <text:p>5304,0892065635</text:p>
          </table:table-cell>
          <table:table-cell office:value-type="float" office:value="5346.58073762071" calcext:value-type="float">
            <text:p>5346,5807376207</text:p>
          </table:table-cell>
          <table:table-cell office:value-type="float" office:value="4578.50657706762" calcext:value-type="float">
            <text:p>4578,5065770676</text:p>
          </table:table-cell>
          <table:table-cell office:value-type="float" office:value="4616.37669238026" calcext:value-type="float">
            <text:p>4616,3766923803</text:p>
          </table:table-cell>
          <table:table-cell office:value-type="float" office:value="5034.84323275961" calcext:value-type="float">
            <text:p>5034,8432327596</text:p>
          </table:table-cell>
          <table:table-cell office:value-type="float" office:value="4751.48937856627" calcext:value-type="float">
            <text:p>4751,4893785663</text:p>
          </table:table-cell>
          <table:table-cell office:value-type="float" office:value="4787.72186161832" calcext:value-type="float">
            <text:p>4787,7218616183</text:p>
          </table:table-cell>
          <table:table-cell office:value-type="float" office:value="5122.28737100915" calcext:value-type="float">
            <text:p>5122,2873710092</text:p>
          </table:table-cell>
          <table:table-cell office:value-type="float" office:value="4627.10174620959" calcext:value-type="float">
            <text:p>4627,1017462096</text:p>
          </table:table-cell>
          <table:table-cell office:value-type="float" office:value="4473.07696396273" calcext:value-type="float">
            <text:p>4473,0769639627</text:p>
          </table:table-cell>
          <table:table-cell office:value-type="float" office:value="4954.86463649614" calcext:value-type="float">
            <text:p>4954,8646364961</text:p>
          </table:table-cell>
          <table:table-cell office:value-type="float" office:value="5672.83718178036" calcext:value-type="float">
            <text:p>5672,8371817804</text:p>
          </table:table-cell>
          <table:table-cell office:value-type="float" office:value="5332.26888213301" calcext:value-type="float">
            <text:p>5332,268882133</text:p>
          </table:table-cell>
          <table:table-cell office:value-type="float" office:value="5487.74168961944" calcext:value-type="float">
            <text:p>5487,7416896194</text:p>
          </table:table-cell>
          <table:table-cell office:value-type="float" office:value="4858.16229445379" calcext:value-type="float">
            <text:p>4858,1622944538</text:p>
          </table:table-cell>
          <table:table-cell office:value-type="float" office:value="5872.31263864418" calcext:value-type="float">
            <text:p>5872,3126386442</text:p>
          </table:table-cell>
        </table:table-row>
        <table:table-row table:style-name="ro1">
          <table:table-cell/>
          <table:table-cell office:value-type="float" office:value="4670.27341276835" calcext:value-type="float">
            <text:p>4670,2734127684</text:p>
          </table:table-cell>
          <table:table-cell office:value-type="float" office:value="4864.61239375038" calcext:value-type="float">
            <text:p>4864,6123937504</text:p>
          </table:table-cell>
          <table:table-cell office:value-type="float" office:value="5077.74151030891" calcext:value-type="float">
            <text:p>5077,7415103089</text:p>
          </table:table-cell>
          <table:table-cell office:value-type="float" office:value="4924.84514661491" calcext:value-type="float">
            <text:p>4924,8451466149</text:p>
          </table:table-cell>
          <table:table-cell office:value-type="float" office:value="4843.48653350452" calcext:value-type="float">
            <text:p>4843,4865335045</text:p>
          </table:table-cell>
          <table:table-cell office:value-type="float" office:value="4550.58180409289" calcext:value-type="float">
            <text:p>4550,5818040929</text:p>
          </table:table-cell>
          <table:table-cell office:value-type="float" office:value="4713.57914237117" calcext:value-type="float">
            <text:p>4713,5791423712</text:p>
          </table:table-cell>
          <table:table-cell office:value-type="float" office:value="5139.45553040033" calcext:value-type="float">
            <text:p>5139,4555304003</text:p>
          </table:table-cell>
          <table:table-cell office:value-type="float" office:value="4608.50091682334" calcext:value-type="float">
            <text:p>4608,5009168233</text:p>
          </table:table-cell>
          <table:table-cell office:value-type="float" office:value="5078.41691494834" calcext:value-type="float">
            <text:p>5078,4169149484</text:p>
          </table:table-cell>
          <table:table-cell office:value-type="float" office:value="5392.0129159028" calcext:value-type="float">
            <text:p>5392,0129159028</text:p>
          </table:table-cell>
          <table:table-cell office:value-type="float" office:value="3847.85549432038" calcext:value-type="float">
            <text:p>3847,8554943204</text:p>
          </table:table-cell>
          <table:table-cell office:value-type="float" office:value="4786.53661658988" calcext:value-type="float">
            <text:p>4786,5366165899</text:p>
          </table:table-cell>
          <table:table-cell office:value-type="float" office:value="5388.06078589702" calcext:value-type="float">
            <text:p>5388,060785897</text:p>
          </table:table-cell>
          <table:table-cell office:value-type="float" office:value="5788.34108973723" calcext:value-type="float">
            <text:p>5788,3410897372</text:p>
          </table:table-cell>
          <table:table-cell office:value-type="float" office:value="4283.99615062868" calcext:value-type="float">
            <text:p>4283,9961506287</text:p>
          </table:table-cell>
          <table:table-cell office:value-type="float" office:value="4756.36745088205" calcext:value-type="float">
            <text:p>4756,3674508821</text:p>
          </table:table-cell>
          <table:table-cell office:value-type="float" office:value="5062.88043555561" calcext:value-type="float">
            <text:p>5062,8804355556</text:p>
          </table:table-cell>
          <table:table-cell office:value-type="float" office:value="5554.46838795793" calcext:value-type="float">
            <text:p>5554,4683879579</text:p>
          </table:table-cell>
          <table:table-cell office:value-type="float" office:value="5652.95583388314" calcext:value-type="float">
            <text:p>5652,9558338831</text:p>
          </table:table-cell>
          <table:table-cell office:value-type="float" office:value="4694.77873041835" calcext:value-type="float">
            <text:p>4694,7787304184</text:p>
          </table:table-cell>
          <table:table-cell office:value-type="float" office:value="5166.38012861683" calcext:value-type="float">
            <text:p>5166,3801286168</text:p>
          </table:table-cell>
          <table:table-cell office:value-type="float" office:value="4983.13888149426" calcext:value-type="float">
            <text:p>4983,1388814943</text:p>
          </table:table-cell>
          <table:table-cell office:value-type="float" office:value="5718.95684059601" calcext:value-type="float">
            <text:p>5718,956840596</text:p>
          </table:table-cell>
          <table:table-cell office:value-type="float" office:value="5764.86182150488" calcext:value-type="float">
            <text:p>5764,8618215049</text:p>
          </table:table-cell>
        </table:table-row>
        <table:table-row table:style-name="ro1">
          <table:table-cell/>
          <table:table-cell office:value-type="float" office:value="4723.26023414052" calcext:value-type="float">
            <text:p>4723,2602341405</text:p>
          </table:table-cell>
          <table:table-cell office:value-type="float" office:value="4805.48948993771" calcext:value-type="float">
            <text:p>4805,4894899377</text:p>
          </table:table-cell>
          <table:table-cell office:value-type="float" office:value="4927.53743166741" calcext:value-type="float">
            <text:p>4927,5374316674</text:p>
          </table:table-cell>
          <table:table-cell office:value-type="float" office:value="3745.69191948579" calcext:value-type="float">
            <text:p>3745,6919194858</text:p>
          </table:table-cell>
          <table:table-cell office:value-type="float" office:value="5017.95492691856" calcext:value-type="float">
            <text:p>5017,9549269186</text:p>
          </table:table-cell>
          <table:table-cell office:value-type="float" office:value="4433.27075490955" calcext:value-type="float">
            <text:p>4433,2707549096</text:p>
          </table:table-cell>
          <table:table-cell office:value-type="float" office:value="4662.16454730974" calcext:value-type="float">
            <text:p>4662,1645473097</text:p>
          </table:table-cell>
          <table:table-cell office:value-type="float" office:value="4727.06189615157" calcext:value-type="float">
            <text:p>4727,0618961516</text:p>
          </table:table-cell>
          <table:table-cell office:value-type="float" office:value="4833.73604785425" calcext:value-type="float">
            <text:p>4833,7360478543</text:p>
          </table:table-cell>
          <table:table-cell office:value-type="float" office:value="5613.82430214681" calcext:value-type="float">
            <text:p>5613,8243021468</text:p>
          </table:table-cell>
          <table:table-cell office:value-type="float" office:value="4437.35181497186" calcext:value-type="float">
            <text:p>4437,3518149719</text:p>
          </table:table-cell>
          <table:table-cell office:value-type="float" office:value="4630.17409465436" calcext:value-type="float">
            <text:p>4630,1740946544</text:p>
          </table:table-cell>
          <table:table-cell office:value-type="float" office:value="4853.4589446747" calcext:value-type="float">
            <text:p>4853,4589446747</text:p>
          </table:table-cell>
          <table:table-cell office:value-type="float" office:value="4558.17080069887" calcext:value-type="float">
            <text:p>4558,1708006989</text:p>
          </table:table-cell>
          <table:table-cell office:value-type="float" office:value="4965.6294216665" calcext:value-type="float">
            <text:p>4965,6294216665</text:p>
          </table:table-cell>
          <table:table-cell office:value-type="float" office:value="4811.42228863686" calcext:value-type="float">
            <text:p>4811,4222886369</text:p>
          </table:table-cell>
          <table:table-cell office:value-type="float" office:value="5610.53236873326" calcext:value-type="float">
            <text:p>5610,5323687333</text:p>
          </table:table-cell>
          <table:table-cell office:value-type="float" office:value="5423.95894047996" calcext:value-type="float">
            <text:p>5423,95894048</text:p>
          </table:table-cell>
          <table:table-cell office:value-type="float" office:value="5336.61381870256" calcext:value-type="float">
            <text:p>5336,6138187026</text:p>
          </table:table-cell>
          <table:table-cell office:value-type="float" office:value="4754.15288655341" calcext:value-type="float">
            <text:p>4754,1528865534</text:p>
          </table:table-cell>
          <table:table-cell office:value-type="float" office:value="5152.77855046537" calcext:value-type="float">
            <text:p>5152,7785504654</text:p>
          </table:table-cell>
          <table:table-cell office:value-type="float" office:value="4298.63200237992" calcext:value-type="float">
            <text:p>4298,6320023799</text:p>
          </table:table-cell>
          <table:table-cell office:value-type="float" office:value="4649.12550022486" calcext:value-type="float">
            <text:p>4649,1255002249</text:p>
          </table:table-cell>
          <table:table-cell office:value-type="float" office:value="4601.93206737146" calcext:value-type="float">
            <text:p>4601,9320673715</text:p>
          </table:table-cell>
          <table:table-cell office:value-type="float" office:value="5140.83554734273" calcext:value-type="float">
            <text:p>5140,8355473427</text:p>
          </table:table-cell>
        </table:table-row>
        <table:table-row table:style-name="ro1">
          <table:table-cell/>
          <table:table-cell office:value-type="float" office:value="3891.47754347372" calcext:value-type="float">
            <text:p>3891,4775434737</text:p>
          </table:table-cell>
          <table:table-cell office:value-type="float" office:value="5462.33929434085" calcext:value-type="float">
            <text:p>5462,3392943409</text:p>
          </table:table-cell>
          <table:table-cell office:value-type="float" office:value="4191.94352836804" calcext:value-type="float">
            <text:p>4191,943528368</text:p>
          </table:table-cell>
          <table:table-cell office:value-type="float" office:value="4303.01905715806" calcext:value-type="float">
            <text:p>4303,0190571581</text:p>
          </table:table-cell>
          <table:table-cell office:value-type="float" office:value="5479.3993606234" calcext:value-type="float">
            <text:p>5479,3993606234</text:p>
          </table:table-cell>
          <table:table-cell office:value-type="float" office:value="4968.37867351784" calcext:value-type="float">
            <text:p>4968,3786735178</text:p>
          </table:table-cell>
          <table:table-cell office:value-type="float" office:value="4386.39736943223" calcext:value-type="float">
            <text:p>4386,3973694322</text:p>
          </table:table-cell>
          <table:table-cell office:value-type="float" office:value="5233.40699627247" calcext:value-type="float">
            <text:p>5233,4069962725</text:p>
          </table:table-cell>
          <table:table-cell office:value-type="float" office:value="4798.25854606542" calcext:value-type="float">
            <text:p>4798,2585460654</text:p>
          </table:table-cell>
          <table:table-cell office:value-type="float" office:value="4872.48984911052" calcext:value-type="float">
            <text:p>4872,4898491105</text:p>
          </table:table-cell>
          <table:table-cell office:value-type="float" office:value="4706.07662651545" calcext:value-type="float">
            <text:p>4706,0766265155</text:p>
          </table:table-cell>
          <table:table-cell office:value-type="float" office:value="4707.50700518212" calcext:value-type="float">
            <text:p>4707,5070051821</text:p>
          </table:table-cell>
          <table:table-cell office:value-type="float" office:value="5278.7353279414" calcext:value-type="float">
            <text:p>5278,7353279414</text:p>
          </table:table-cell>
          <table:table-cell office:value-type="float" office:value="4072.76651343068" calcext:value-type="float">
            <text:p>4072,7665134307</text:p>
          </table:table-cell>
          <table:table-cell office:value-type="float" office:value="4495.34885896431" calcext:value-type="float">
            <text:p>4495,3488589643</text:p>
          </table:table-cell>
          <table:table-cell office:value-type="float" office:value="5695.69745506198" calcext:value-type="float">
            <text:p>5695,697455062</text:p>
          </table:table-cell>
          <table:table-cell office:value-type="float" office:value="3961.46829687714" calcext:value-type="float">
            <text:p>3961,4682968771</text:p>
          </table:table-cell>
          <table:table-cell office:value-type="float" office:value="4710.08212428226" calcext:value-type="float">
            <text:p>4710,0821242823</text:p>
          </table:table-cell>
          <table:table-cell office:value-type="float" office:value="4566.07933383429" calcext:value-type="float">
            <text:p>4566,0793338343</text:p>
          </table:table-cell>
          <table:table-cell office:value-type="float" office:value="4463.64905427165" calcext:value-type="float">
            <text:p>4463,6490542717</text:p>
          </table:table-cell>
          <table:table-cell office:value-type="float" office:value="5229.5139315591" calcext:value-type="float">
            <text:p>5229,5139315591</text:p>
          </table:table-cell>
          <table:table-cell office:value-type="float" office:value="5127.22819576775" calcext:value-type="float">
            <text:p>5127,2281957678</text:p>
          </table:table-cell>
          <table:table-cell office:value-type="float" office:value="5737.83146921552" calcext:value-type="float">
            <text:p>5737,8314692155</text:p>
          </table:table-cell>
          <table:table-cell office:value-type="float" office:value="5756.73458672443" calcext:value-type="float">
            <text:p>5756,7345867244</text:p>
          </table:table-cell>
          <table:table-cell office:value-type="float" office:value="4012.06181735842" calcext:value-type="float">
            <text:p>4012,0618173584</text:p>
          </table:table-cell>
        </table:table-row>
        <table:table-row table:style-name="ro1">
          <table:table-cell/>
          <table:table-cell office:value-type="float" office:value="5060.60265896394" calcext:value-type="float">
            <text:p>5060,602658964</text:p>
          </table:table-cell>
          <table:table-cell office:value-type="float" office:value="5251.75949286188" calcext:value-type="float">
            <text:p>5251,7594928619</text:p>
          </table:table-cell>
          <table:table-cell office:value-type="float" office:value="5195.16551967519" calcext:value-type="float">
            <text:p>5195,1655196752</text:p>
          </table:table-cell>
          <table:table-cell office:value-type="float" office:value="4619.33615595418" calcext:value-type="float">
            <text:p>4619,3361559542</text:p>
          </table:table-cell>
          <table:table-cell office:value-type="float" office:value="4077.67952307853" calcext:value-type="float">
            <text:p>4077,6795230785</text:p>
          </table:table-cell>
          <table:table-cell office:value-type="float" office:value="4624.62300549153" calcext:value-type="float">
            <text:p>4624,6230054915</text:p>
          </table:table-cell>
          <table:table-cell office:value-type="float" office:value="4609.06528280531" calcext:value-type="float">
            <text:p>4609,0652828053</text:p>
          </table:table-cell>
          <table:table-cell office:value-type="float" office:value="4706.31082447897" calcext:value-type="float">
            <text:p>4706,310824479</text:p>
          </table:table-cell>
          <table:table-cell office:value-type="float" office:value="4376.87992866438" calcext:value-type="float">
            <text:p>4376,8799286644</text:p>
          </table:table-cell>
          <table:table-cell office:value-type="float" office:value="5554.86877463004" calcext:value-type="float">
            <text:p>5554,86877463</text:p>
          </table:table-cell>
          <table:table-cell office:value-type="float" office:value="3644.45003802455" calcext:value-type="float">
            <text:p>3644,4500380246</text:p>
          </table:table-cell>
          <table:table-cell office:value-type="float" office:value="4968.05996891413" calcext:value-type="float">
            <text:p>4968,0599689141</text:p>
          </table:table-cell>
          <table:table-cell office:value-type="float" office:value="4976.99445221661" calcext:value-type="float">
            <text:p>4976,9944522166</text:p>
          </table:table-cell>
          <table:table-cell office:value-type="float" office:value="5146.86589155504" calcext:value-type="float">
            <text:p>5146,8658915551</text:p>
          </table:table-cell>
          <table:table-cell office:value-type="float" office:value="4090.31299077297" calcext:value-type="float">
            <text:p>4090,312990773</text:p>
          </table:table-cell>
          <table:table-cell office:value-type="float" office:value="4059.25299892662" calcext:value-type="float">
            <text:p>4059,2529989266</text:p>
          </table:table-cell>
          <table:table-cell office:value-type="float" office:value="4689.95241380076" calcext:value-type="float">
            <text:p>4689,9524138008</text:p>
          </table:table-cell>
          <table:table-cell office:value-type="float" office:value="5138.13520301236" calcext:value-type="float">
            <text:p>5138,1352030124</text:p>
          </table:table-cell>
          <table:table-cell office:value-type="float" office:value="4144.10113254358" calcext:value-type="float">
            <text:p>4144,1011325436</text:p>
          </table:table-cell>
          <table:table-cell office:value-type="float" office:value="4445.43275846441" calcext:value-type="float">
            <text:p>4445,4327584644</text:p>
          </table:table-cell>
          <table:table-cell office:value-type="float" office:value="5462.22381345726" calcext:value-type="float">
            <text:p>5462,2238134573</text:p>
          </table:table-cell>
          <table:table-cell office:value-type="float" office:value="5414.24920712349" calcext:value-type="float">
            <text:p>5414,2492071235</text:p>
          </table:table-cell>
          <table:table-cell office:value-type="float" office:value="4755.25755038833" calcext:value-type="float">
            <text:p>4755,2575503883</text:p>
          </table:table-cell>
          <table:table-cell office:value-type="float" office:value="5385.03036310055" calcext:value-type="float">
            <text:p>5385,0303631006</text:p>
          </table:table-cell>
          <table:table-cell office:value-type="float" office:value="4957.46882769996" calcext:value-type="float">
            <text:p>4957,4688277</text:p>
          </table:table-cell>
        </table:table-row>
        <table:table-row table:style-name="ro1">
          <table:table-cell/>
          <table:table-cell office:value-type="float" office:value="4893.0245737609" calcext:value-type="float">
            <text:p>4893,0245737609</text:p>
          </table:table-cell>
          <table:table-cell office:value-type="float" office:value="4869.53686564949" calcext:value-type="float">
            <text:p>4869,5368656495</text:p>
          </table:table-cell>
          <table:table-cell office:value-type="float" office:value="5079.96693921615" calcext:value-type="float">
            <text:p>5079,9669392162</text:p>
          </table:table-cell>
          <table:table-cell office:value-type="float" office:value="4869.06316288866" calcext:value-type="float">
            <text:p>4869,0631628887</text:p>
          </table:table-cell>
          <table:table-cell office:value-type="float" office:value="4555.86206251614" calcext:value-type="float">
            <text:p>4555,8620625161</text:p>
          </table:table-cell>
          <table:table-cell office:value-type="float" office:value="4888.50268045738" calcext:value-type="float">
            <text:p>4888,5026804574</text:p>
          </table:table-cell>
          <table:table-cell office:value-type="float" office:value="5000.61200847551" calcext:value-type="float">
            <text:p>5000,6120084755</text:p>
          </table:table-cell>
          <table:table-cell office:value-type="float" office:value="5271.9432161467" calcext:value-type="float">
            <text:p>5271,9432161467</text:p>
          </table:table-cell>
          <table:table-cell office:value-type="float" office:value="4670.3804859141" calcext:value-type="float">
            <text:p>4670,3804859141</text:p>
          </table:table-cell>
          <table:table-cell office:value-type="float" office:value="5851.34775406626" calcext:value-type="float">
            <text:p>5851,3477540663</text:p>
          </table:table-cell>
          <table:table-cell office:value-type="float" office:value="4681.50677620459" calcext:value-type="float">
            <text:p>4681,5067762046</text:p>
          </table:table-cell>
          <table:table-cell office:value-type="float" office:value="5081.19608613904" calcext:value-type="float">
            <text:p>5081,196086139</text:p>
          </table:table-cell>
          <table:table-cell office:value-type="float" office:value="5074.73640947469" calcext:value-type="float">
            <text:p>5074,7364094747</text:p>
          </table:table-cell>
          <table:table-cell office:value-type="float" office:value="5164.64063540861" calcext:value-type="float">
            <text:p>5164,6406354086</text:p>
          </table:table-cell>
          <table:table-cell office:value-type="float" office:value="5549.66920479909" calcext:value-type="float">
            <text:p>5549,6692047991</text:p>
          </table:table-cell>
          <table:table-cell office:value-type="float" office:value="4822.24384161595" calcext:value-type="float">
            <text:p>4822,243841616</text:p>
          </table:table-cell>
          <table:table-cell office:value-type="float" office:value="4482.25515095617" calcext:value-type="float">
            <text:p>4482,2551509562</text:p>
          </table:table-cell>
          <table:table-cell office:value-type="float" office:value="5131.4012877967" calcext:value-type="float">
            <text:p>5131,4012877967</text:p>
          </table:table-cell>
          <table:table-cell office:value-type="float" office:value="5828.59668788663" calcext:value-type="float">
            <text:p>5828,5966878866</text:p>
          </table:table-cell>
          <table:table-cell office:value-type="float" office:value="4220.38997157988" calcext:value-type="float">
            <text:p>4220,3899715799</text:p>
          </table:table-cell>
          <table:table-cell office:value-type="float" office:value="5916.82468525773" calcext:value-type="float">
            <text:p>5916,8246852577</text:p>
          </table:table-cell>
          <table:table-cell office:value-type="float" office:value="4974.79388849573" calcext:value-type="float">
            <text:p>4974,7938884957</text:p>
          </table:table-cell>
          <table:table-cell office:value-type="float" office:value="5420.12149445974" calcext:value-type="float">
            <text:p>5420,1214944597</text:p>
          </table:table-cell>
          <table:table-cell office:value-type="float" office:value="4645.42104005533" calcext:value-type="float">
            <text:p>4645,4210400553</text:p>
          </table:table-cell>
          <table:table-cell office:value-type="float" office:value="5034.53925408364" calcext:value-type="float">
            <text:p>5034,5392540837</text:p>
          </table:table-cell>
        </table:table-row>
        <table:table-row table:style-name="ro1">
          <table:table-cell/>
          <table:table-cell office:value-type="float" office:value="5397.76216719101" calcext:value-type="float">
            <text:p>5397,762167191</text:p>
          </table:table-cell>
          <table:table-cell office:value-type="float" office:value="4461.29115988872" calcext:value-type="float">
            <text:p>4461,2911598887</text:p>
          </table:table-cell>
          <table:table-cell office:value-type="float" office:value="5056.87823585598" calcext:value-type="float">
            <text:p>5056,878235856</text:p>
          </table:table-cell>
          <table:table-cell office:value-type="float" office:value="4646.79141957016" calcext:value-type="float">
            <text:p>4646,7914195702</text:p>
          </table:table-cell>
          <table:table-cell office:value-type="float" office:value="4912.27825151975" calcext:value-type="float">
            <text:p>4912,2782515198</text:p>
          </table:table-cell>
          <table:table-cell office:value-type="float" office:value="5528.18833285744" calcext:value-type="float">
            <text:p>5528,1883328574</text:p>
          </table:table-cell>
          <table:table-cell office:value-type="float" office:value="4436.56524917064" calcext:value-type="float">
            <text:p>4436,5652491706</text:p>
          </table:table-cell>
          <table:table-cell office:value-type="float" office:value="4791.74158256687" calcext:value-type="float">
            <text:p>4791,7415825669</text:p>
          </table:table-cell>
          <table:table-cell office:value-type="float" office:value="4673.48010792258" calcext:value-type="float">
            <text:p>4673,4801079226</text:p>
          </table:table-cell>
          <table:table-cell office:value-type="float" office:value="4723.07112723269" calcext:value-type="float">
            <text:p>4723,0711272327</text:p>
          </table:table-cell>
          <table:table-cell office:value-type="float" office:value="4706.97582014071" calcext:value-type="float">
            <text:p>4706,9758201407</text:p>
          </table:table-cell>
          <table:table-cell office:value-type="float" office:value="5274.86364517575" calcext:value-type="float">
            <text:p>5274,8636451758</text:p>
          </table:table-cell>
          <table:table-cell office:value-type="float" office:value="4562.68534466417" calcext:value-type="float">
            <text:p>4562,6853446642</text:p>
          </table:table-cell>
          <table:table-cell office:value-type="float" office:value="3516.12686844476" calcext:value-type="float">
            <text:p>3516,1268684448</text:p>
          </table:table-cell>
          <table:table-cell office:value-type="float" office:value="4929.22147498779" calcext:value-type="float">
            <text:p>4929,2214749878</text:p>
          </table:table-cell>
          <table:table-cell office:value-type="float" office:value="4327.13267358431" calcext:value-type="float">
            <text:p>4327,1326735843</text:p>
          </table:table-cell>
          <table:table-cell office:value-type="float" office:value="5034.62429716858" calcext:value-type="float">
            <text:p>5034,6242971686</text:p>
          </table:table-cell>
          <table:table-cell office:value-type="float" office:value="4738.12206854731" calcext:value-type="float">
            <text:p>4738,1220685473</text:p>
          </table:table-cell>
          <table:table-cell office:value-type="float" office:value="4561.37201545721" calcext:value-type="float">
            <text:p>4561,3720154572</text:p>
          </table:table-cell>
          <table:table-cell office:value-type="float" office:value="5405.36129083408" calcext:value-type="float">
            <text:p>5405,3612908341</text:p>
          </table:table-cell>
          <table:table-cell office:value-type="float" office:value="5124.33236840994" calcext:value-type="float">
            <text:p>5124,3323684099</text:p>
          </table:table-cell>
          <table:table-cell office:value-type="float" office:value="4960.59513182948" calcext:value-type="float">
            <text:p>4960,5951318295</text:p>
          </table:table-cell>
          <table:table-cell office:value-type="float" office:value="4515.54463984936" calcext:value-type="float">
            <text:p>4515,5446398494</text:p>
          </table:table-cell>
          <table:table-cell office:value-type="float" office:value="5488.12444965386" calcext:value-type="float">
            <text:p>5488,1244496539</text:p>
          </table:table-cell>
          <table:table-cell office:value-type="float" office:value="5325.34633923687" calcext:value-type="float">
            <text:p>5325,3463392369</text:p>
          </table:table-cell>
        </table:table-row>
        <table:table-row table:style-name="ro1">
          <table:table-cell/>
          <table:table-cell office:value-type="float" office:value="4173.62615736463" calcext:value-type="float">
            <text:p>4173,6261573646</text:p>
          </table:table-cell>
          <table:table-cell office:value-type="float" office:value="5122.14184347191" calcext:value-type="float">
            <text:p>5122,1418434719</text:p>
          </table:table-cell>
          <table:table-cell office:value-type="float" office:value="4564.11761214866" calcext:value-type="float">
            <text:p>4564,1176121487</text:p>
          </table:table-cell>
          <table:table-cell office:value-type="float" office:value="4584.824533893" calcext:value-type="float">
            <text:p>4584,824533893</text:p>
          </table:table-cell>
          <table:table-cell office:value-type="float" office:value="5379.28671746406" calcext:value-type="float">
            <text:p>5379,2867174641</text:p>
          </table:table-cell>
          <table:table-cell office:value-type="float" office:value="5532.28207764548" calcext:value-type="float">
            <text:p>5532,2820776455</text:p>
          </table:table-cell>
          <table:table-cell office:value-type="float" office:value="4592.15000591005" calcext:value-type="float">
            <text:p>4592,1500059101</text:p>
          </table:table-cell>
          <table:table-cell office:value-type="float" office:value="4820.4198764306" calcext:value-type="float">
            <text:p>4820,4198764306</text:p>
          </table:table-cell>
          <table:table-cell office:value-type="float" office:value="4217.4828026833" calcext:value-type="float">
            <text:p>4217,4828026833</text:p>
          </table:table-cell>
          <table:table-cell office:value-type="float" office:value="5262.51285023046" calcext:value-type="float">
            <text:p>5262,5128502305</text:p>
          </table:table-cell>
          <table:table-cell office:value-type="float" office:value="4404.52111985055" calcext:value-type="float">
            <text:p>4404,5211198506</text:p>
          </table:table-cell>
          <table:table-cell office:value-type="float" office:value="4909.67370976287" calcext:value-type="float">
            <text:p>4909,6737097629</text:p>
          </table:table-cell>
          <table:table-cell office:value-type="float" office:value="4049.67776572776" calcext:value-type="float">
            <text:p>4049,6777657278</text:p>
          </table:table-cell>
          <table:table-cell office:value-type="float" office:value="4591.69464996835" calcext:value-type="float">
            <text:p>4591,6946499684</text:p>
          </table:table-cell>
          <table:table-cell office:value-type="float" office:value="5607.43902838336" calcext:value-type="float">
            <text:p>5607,4390283834</text:p>
          </table:table-cell>
          <table:table-cell office:value-type="float" office:value="6114.96821307665" calcext:value-type="float">
            <text:p>6114,9682130767</text:p>
          </table:table-cell>
          <table:table-cell office:value-type="float" office:value="4700.08695854664" calcext:value-type="float">
            <text:p>4700,0869585466</text:p>
          </table:table-cell>
          <table:table-cell office:value-type="float" office:value="5476.79404501875" calcext:value-type="float">
            <text:p>5476,7940450188</text:p>
          </table:table-cell>
          <table:table-cell office:value-type="float" office:value="5081.87134268232" calcext:value-type="float">
            <text:p>5081,8713426823</text:p>
          </table:table-cell>
          <table:table-cell office:value-type="float" office:value="4883.26233905431" calcext:value-type="float">
            <text:p>4883,2623390543</text:p>
          </table:table-cell>
          <table:table-cell office:value-type="float" office:value="4387.0769500492" calcext:value-type="float">
            <text:p>4387,0769500492</text:p>
          </table:table-cell>
          <table:table-cell office:value-type="float" office:value="6071.7350221368" calcext:value-type="float">
            <text:p>6071,7350221368</text:p>
          </table:table-cell>
          <table:table-cell office:value-type="float" office:value="5850.9094598276" calcext:value-type="float">
            <text:p>5850,9094598276</text:p>
          </table:table-cell>
          <table:table-cell office:value-type="float" office:value="4403.47611532872" calcext:value-type="float">
            <text:p>4403,4761153287</text:p>
          </table:table-cell>
          <table:table-cell office:value-type="float" office:value="5464.42206180354" calcext:value-type="float">
            <text:p>5464,4220618035</text:p>
          </table:table-cell>
        </table:table-row>
        <table:table-row table:style-name="ro1">
          <table:table-cell/>
          <table:table-cell office:value-type="float" office:value="4498.53652154798" calcext:value-type="float">
            <text:p>4498,536521548</text:p>
          </table:table-cell>
          <table:table-cell office:value-type="float" office:value="5317.40125939271" calcext:value-type="float">
            <text:p>5317,4012593927</text:p>
          </table:table-cell>
          <table:table-cell office:value-type="float" office:value="5241.24646403279" calcext:value-type="float">
            <text:p>5241,2464640328</text:p>
          </table:table-cell>
          <table:table-cell office:value-type="float" office:value="4538.07059846137" calcext:value-type="float">
            <text:p>4538,0705984614</text:p>
          </table:table-cell>
          <table:table-cell office:value-type="float" office:value="5230.4059040763" calcext:value-type="float">
            <text:p>5230,4059040763</text:p>
          </table:table-cell>
          <table:table-cell office:value-type="float" office:value="3918.72252334077" calcext:value-type="float">
            <text:p>3918,7225233408</text:p>
          </table:table-cell>
          <table:table-cell office:value-type="float" office:value="4736.06276028631" calcext:value-type="float">
            <text:p>4736,0627602863</text:p>
          </table:table-cell>
          <table:table-cell office:value-type="float" office:value="4621.75246169807" calcext:value-type="float">
            <text:p>4621,7524616981</text:p>
          </table:table-cell>
          <table:table-cell office:value-type="float" office:value="5074.39761138454" calcext:value-type="float">
            <text:p>5074,3976113845</text:p>
          </table:table-cell>
          <table:table-cell office:value-type="float" office:value="5495.25934723315" calcext:value-type="float">
            <text:p>5495,2593472332</text:p>
          </table:table-cell>
          <table:table-cell office:value-type="float" office:value="4492.78538072225" calcext:value-type="float">
            <text:p>4492,7853807223</text:p>
          </table:table-cell>
          <table:table-cell office:value-type="float" office:value="5353.4596465962" calcext:value-type="float">
            <text:p>5353,4596465962</text:p>
          </table:table-cell>
          <table:table-cell office:value-type="float" office:value="4893.22360916748" calcext:value-type="float">
            <text:p>4893,2236091675</text:p>
          </table:table-cell>
          <table:table-cell office:value-type="float" office:value="4456.38868978057" calcext:value-type="float">
            <text:p>4456,3886897806</text:p>
          </table:table-cell>
          <table:table-cell office:value-type="float" office:value="5490.28716708424" calcext:value-type="float">
            <text:p>5490,2871670842</text:p>
          </table:table-cell>
          <table:table-cell office:value-type="float" office:value="5134.87434282782" calcext:value-type="float">
            <text:p>5134,8743428278</text:p>
          </table:table-cell>
          <table:table-cell office:value-type="float" office:value="5336.20522169023" calcext:value-type="float">
            <text:p>5336,2052216902</text:p>
          </table:table-cell>
          <table:table-cell office:value-type="float" office:value="5058.02868280312" calcext:value-type="float">
            <text:p>5058,0286828031</text:p>
          </table:table-cell>
          <table:table-cell office:value-type="float" office:value="4721.41731509941" calcext:value-type="float">
            <text:p>4721,4173150994</text:p>
          </table:table-cell>
          <table:table-cell office:value-type="float" office:value="5971.61061792365" calcext:value-type="float">
            <text:p>5971,6106179237</text:p>
          </table:table-cell>
          <table:table-cell office:value-type="float" office:value="5103.98595339942" calcext:value-type="float">
            <text:p>5103,9859533994</text:p>
          </table:table-cell>
          <table:table-cell office:value-type="float" office:value="4695.83385244233" calcext:value-type="float">
            <text:p>4695,8338524423</text:p>
          </table:table-cell>
          <table:table-cell office:value-type="float" office:value="4961.89214714711" calcext:value-type="float">
            <text:p>4961,8921471471</text:p>
          </table:table-cell>
          <table:table-cell office:value-type="float" office:value="4812.21554495345" calcext:value-type="float">
            <text:p>4812,2155449535</text:p>
          </table:table-cell>
          <table:table-cell office:value-type="float" office:value="4578.23019885462" calcext:value-type="float">
            <text:p>4578,2301988546</text:p>
          </table:table-cell>
        </table:table-row>
        <table:table-row table:style-name="ro1">
          <table:table-cell/>
          <table:table-cell office:value-type="float" office:value="4903.8791010418" calcext:value-type="float">
            <text:p>4903,8791010418</text:p>
          </table:table-cell>
          <table:table-cell office:value-type="float" office:value="4659.7591490322" calcext:value-type="float">
            <text:p>4659,7591490322</text:p>
          </table:table-cell>
          <table:table-cell office:value-type="float" office:value="4872.87118375287" calcext:value-type="float">
            <text:p>4872,8711837529</text:p>
          </table:table-cell>
          <table:table-cell office:value-type="float" office:value="5350.00765793316" calcext:value-type="float">
            <text:p>5350,0076579332</text:p>
          </table:table-cell>
          <table:table-cell office:value-type="float" office:value="5022.0334625428" calcext:value-type="float">
            <text:p>5022,0334625428</text:p>
          </table:table-cell>
          <table:table-cell office:value-type="float" office:value="5303.61629133878" calcext:value-type="float">
            <text:p>5303,6162913388</text:p>
          </table:table-cell>
          <table:table-cell office:value-type="float" office:value="4232.73251533274" calcext:value-type="float">
            <text:p>4232,7325153327</text:p>
          </table:table-cell>
          <table:table-cell office:value-type="float" office:value="5156.23986939921" calcext:value-type="float">
            <text:p>5156,2398693992</text:p>
          </table:table-cell>
          <table:table-cell office:value-type="float" office:value="5232.19870641984" calcext:value-type="float">
            <text:p>5232,1987064198</text:p>
          </table:table-cell>
          <table:table-cell office:value-type="float" office:value="4353.89761333862" calcext:value-type="float">
            <text:p>4353,8976133386</text:p>
          </table:table-cell>
          <table:table-cell office:value-type="float" office:value="5292.95996661687" calcext:value-type="float">
            <text:p>5292,9599666169</text:p>
          </table:table-cell>
          <table:table-cell office:value-type="float" office:value="5447.25735882371" calcext:value-type="float">
            <text:p>5447,2573588237</text:p>
          </table:table-cell>
          <table:table-cell office:value-type="float" office:value="3838.78324589723" calcext:value-type="float">
            <text:p>3838,7832458972</text:p>
          </table:table-cell>
          <table:table-cell office:value-type="float" office:value="4915.32171954272" calcext:value-type="float">
            <text:p>4915,3217195427</text:p>
          </table:table-cell>
          <table:table-cell office:value-type="float" office:value="4593.24322208554" calcext:value-type="float">
            <text:p>4593,2432220855</text:p>
          </table:table-cell>
          <table:table-cell office:value-type="float" office:value="5160.62047119521" calcext:value-type="float">
            <text:p>5160,6204711952</text:p>
          </table:table-cell>
          <table:table-cell office:value-type="float" office:value="4879.20732488805" calcext:value-type="float">
            <text:p>4879,2073248881</text:p>
          </table:table-cell>
          <table:table-cell office:value-type="float" office:value="3947.39275055655" calcext:value-type="float">
            <text:p>3947,3927505566</text:p>
          </table:table-cell>
          <table:table-cell office:value-type="float" office:value="4295.37484852529" calcext:value-type="float">
            <text:p>4295,3748485253</text:p>
          </table:table-cell>
          <table:table-cell office:value-type="float" office:value="5443.33400032959" calcext:value-type="float">
            <text:p>5443,3340003296</text:p>
          </table:table-cell>
          <table:table-cell office:value-type="float" office:value="4919.62068493205" calcext:value-type="float">
            <text:p>4919,6206849321</text:p>
          </table:table-cell>
          <table:table-cell office:value-type="float" office:value="4419.00451825355" calcext:value-type="float">
            <text:p>4419,0045182536</text:p>
          </table:table-cell>
          <table:table-cell office:value-type="float" office:value="5234.31504795757" calcext:value-type="float">
            <text:p>5234,3150479576</text:p>
          </table:table-cell>
          <table:table-cell office:value-type="float" office:value="4501.13155654703" calcext:value-type="float">
            <text:p>4501,131556547</text:p>
          </table:table-cell>
          <table:table-cell office:value-type="float" office:value="4769.68059920501" calcext:value-type="float">
            <text:p>4769,680599205</text:p>
          </table:table-cell>
        </table:table-row>
        <table:table-row table:style-name="ro1">
          <table:table-cell/>
          <table:table-cell office:value-type="float" office:value="4563.43227008991" calcext:value-type="float">
            <text:p>4563,4322700899</text:p>
          </table:table-cell>
          <table:table-cell office:value-type="float" office:value="5326.44644352731" calcext:value-type="float">
            <text:p>5326,4464435273</text:p>
          </table:table-cell>
          <table:table-cell office:value-type="float" office:value="5147.29824696205" calcext:value-type="float">
            <text:p>5147,2982469621</text:p>
          </table:table-cell>
          <table:table-cell office:value-type="float" office:value="5133.69220073858" calcext:value-type="float">
            <text:p>5133,6922007386</text:p>
          </table:table-cell>
          <table:table-cell office:value-type="float" office:value="5285.02350779572" calcext:value-type="float">
            <text:p>5285,0235077957</text:p>
          </table:table-cell>
          <table:table-cell office:value-type="float" office:value="4945.39450146188" calcext:value-type="float">
            <text:p>4945,3945014619</text:p>
          </table:table-cell>
          <table:table-cell office:value-type="float" office:value="4986.96219520566" calcext:value-type="float">
            <text:p>4986,9621952057</text:p>
          </table:table-cell>
          <table:table-cell office:value-type="float" office:value="4668.50862156879" calcext:value-type="float">
            <text:p>4668,5086215688</text:p>
          </table:table-cell>
          <table:table-cell office:value-type="float" office:value="5303.2778301439" calcext:value-type="float">
            <text:p>5303,2778301439</text:p>
          </table:table-cell>
          <table:table-cell office:value-type="float" office:value="5001.21427236303" calcext:value-type="float">
            <text:p>5001,214272363</text:p>
          </table:table-cell>
          <table:table-cell office:value-type="float" office:value="5210.66589026089" calcext:value-type="float">
            <text:p>5210,6658902609</text:p>
          </table:table-cell>
          <table:table-cell office:value-type="float" office:value="4783.79386091217" calcext:value-type="float">
            <text:p>4783,7938609122</text:p>
          </table:table-cell>
          <table:table-cell office:value-type="float" office:value="5646.27475178298" calcext:value-type="float">
            <text:p>5646,274751783</text:p>
          </table:table-cell>
          <table:table-cell office:value-type="float" office:value="4620.60021755879" calcext:value-type="float">
            <text:p>4620,6002175588</text:p>
          </table:table-cell>
          <table:table-cell office:value-type="float" office:value="5625.25105235537" calcext:value-type="float">
            <text:p>5625,2510523554</text:p>
          </table:table-cell>
          <table:table-cell office:value-type="float" office:value="4528.25291993225" calcext:value-type="float">
            <text:p>4528,2529199323</text:p>
          </table:table-cell>
          <table:table-cell office:value-type="float" office:value="4870.36155803056" calcext:value-type="float">
            <text:p>4870,3615580306</text:p>
          </table:table-cell>
          <table:table-cell office:value-type="float" office:value="5818.09037106575" calcext:value-type="float">
            <text:p>5818,0903710658</text:p>
          </table:table-cell>
          <table:table-cell office:value-type="float" office:value="5741.14370961053" calcext:value-type="float">
            <text:p>5741,1437096105</text:p>
          </table:table-cell>
          <table:table-cell office:value-type="float" office:value="4960.54200001285" calcext:value-type="float">
            <text:p>4960,5420000129</text:p>
          </table:table-cell>
          <table:table-cell office:value-type="float" office:value="5285.45267196424" calcext:value-type="float">
            <text:p>5285,4526719642</text:p>
          </table:table-cell>
          <table:table-cell office:value-type="float" office:value="4783.59787062367" calcext:value-type="float">
            <text:p>4783,5978706237</text:p>
          </table:table-cell>
          <table:table-cell office:value-type="float" office:value="4899.39448042355" calcext:value-type="float">
            <text:p>4899,3944804236</text:p>
          </table:table-cell>
          <table:table-cell office:value-type="float" office:value="6005.11711003073" calcext:value-type="float">
            <text:p>6005,1171100307</text:p>
          </table:table-cell>
          <table:table-cell office:value-type="float" office:value="4416.21482557165" calcext:value-type="float">
            <text:p>4416,2148255717</text:p>
          </table:table-cell>
        </table:table-row>
        <table:table-row table:style-name="ro1">
          <table:table-cell/>
          <table:table-cell office:value-type="float" office:value="5687.38387840606" calcext:value-type="float">
            <text:p>5687,3838784061</text:p>
          </table:table-cell>
          <table:table-cell office:value-type="float" office:value="4656.60394758015" calcext:value-type="float">
            <text:p>4656,6039475802</text:p>
          </table:table-cell>
          <table:table-cell office:value-type="float" office:value="5023.39731516198" calcext:value-type="float">
            <text:p>5023,397315162</text:p>
          </table:table-cell>
          <table:table-cell office:value-type="float" office:value="5977.21728566185" calcext:value-type="float">
            <text:p>5977,2172856619</text:p>
          </table:table-cell>
          <table:table-cell office:value-type="float" office:value="4896.14858198657" calcext:value-type="float">
            <text:p>4896,1485819866</text:p>
          </table:table-cell>
          <table:table-cell office:value-type="float" office:value="5001.10622458805" calcext:value-type="float">
            <text:p>5001,1062245881</text:p>
          </table:table-cell>
          <table:table-cell office:value-type="float" office:value="4996.63373242842" calcext:value-type="float">
            <text:p>4996,6337324284</text:p>
          </table:table-cell>
          <table:table-cell office:value-type="float" office:value="4971.34477441353" calcext:value-type="float">
            <text:p>4971,3447744135</text:p>
          </table:table-cell>
          <table:table-cell office:value-type="float" office:value="5146.83618758862" calcext:value-type="float">
            <text:p>5146,8361875886</text:p>
          </table:table-cell>
          <table:table-cell office:value-type="float" office:value="4912.79330185543" calcext:value-type="float">
            <text:p>4912,7933018554</text:p>
          </table:table-cell>
          <table:table-cell office:value-type="float" office:value="4894.54536485797" calcext:value-type="float">
            <text:p>4894,545364858</text:p>
          </table:table-cell>
          <table:table-cell office:value-type="float" office:value="5207.48138812923" calcext:value-type="float">
            <text:p>5207,4813881292</text:p>
          </table:table-cell>
          <table:table-cell office:value-type="float" office:value="4631.90469349345" calcext:value-type="float">
            <text:p>4631,9046934935</text:p>
          </table:table-cell>
          <table:table-cell office:value-type="float" office:value="4999.78851866345" calcext:value-type="float">
            <text:p>4999,7885186635</text:p>
          </table:table-cell>
          <table:table-cell office:value-type="float" office:value="4934.89768688844" calcext:value-type="float">
            <text:p>4934,8976868884</text:p>
          </table:table-cell>
          <table:table-cell office:value-type="float" office:value="4666.61743712623" calcext:value-type="float">
            <text:p>4666,6174371262</text:p>
          </table:table-cell>
          <table:table-cell office:value-type="float" office:value="4691.23096668733" calcext:value-type="float">
            <text:p>4691,2309666873</text:p>
          </table:table-cell>
          <table:table-cell office:value-type="float" office:value="4995.26476478138" calcext:value-type="float">
            <text:p>4995,2647647814</text:p>
          </table:table-cell>
          <table:table-cell office:value-type="float" office:value="5920.31585648622" calcext:value-type="float">
            <text:p>5920,3158564862</text:p>
          </table:table-cell>
          <table:table-cell office:value-type="float" office:value="5190.40122602887" calcext:value-type="float">
            <text:p>5190,4012260289</text:p>
          </table:table-cell>
          <table:table-cell office:value-type="float" office:value="5486.14765151076" calcext:value-type="float">
            <text:p>5486,1476515108</text:p>
          </table:table-cell>
          <table:table-cell office:value-type="float" office:value="4237.9958915713" calcext:value-type="float">
            <text:p>4237,9958915713</text:p>
          </table:table-cell>
          <table:table-cell office:value-type="float" office:value="4772.46808053697" calcext:value-type="float">
            <text:p>4772,468080537</text:p>
          </table:table-cell>
          <table:table-cell office:value-type="float" office:value="4961.19687368018" calcext:value-type="float">
            <text:p>4961,1968736802</text:p>
          </table:table-cell>
          <table:table-cell office:value-type="float" office:value="4492.19932866444" calcext:value-type="float">
            <text:p>4492,1993286644</text:p>
          </table:table-cell>
        </table:table-row>
        <table:table-row table:style-name="ro1">
          <table:table-cell/>
          <table:table-cell office:value-type="float" office:value="5913.7134275688" calcext:value-type="float">
            <text:p>5913,7134275688</text:p>
          </table:table-cell>
          <table:table-cell office:value-type="float" office:value="5081.43450481165" calcext:value-type="float">
            <text:p>5081,4345048117</text:p>
          </table:table-cell>
          <table:table-cell office:value-type="float" office:value="4555.44220260368" calcext:value-type="float">
            <text:p>4555,4422026037</text:p>
          </table:table-cell>
          <table:table-cell office:value-type="float" office:value="5791.23906402389" calcext:value-type="float">
            <text:p>5791,2390640239</text:p>
          </table:table-cell>
          <table:table-cell office:value-type="float" office:value="4521.02380872044" calcext:value-type="float">
            <text:p>4521,0238087205</text:p>
          </table:table-cell>
          <table:table-cell office:value-type="float" office:value="4946.42446419856" calcext:value-type="float">
            <text:p>4946,4244641986</text:p>
          </table:table-cell>
          <table:table-cell office:value-type="float" office:value="5233.46733654418" calcext:value-type="float">
            <text:p>5233,4673365442</text:p>
          </table:table-cell>
          <table:table-cell office:value-type="float" office:value="5941.20755049154" calcext:value-type="float">
            <text:p>5941,2075504916</text:p>
          </table:table-cell>
          <table:table-cell office:value-type="float" office:value="5047.76934699693" calcext:value-type="float">
            <text:p>5047,7693469969</text:p>
          </table:table-cell>
          <table:table-cell office:value-type="float" office:value="5302.71265683314" calcext:value-type="float">
            <text:p>5302,7126568331</text:p>
          </table:table-cell>
          <table:table-cell office:value-type="float" office:value="4833.26827473432" calcext:value-type="float">
            <text:p>4833,2682747343</text:p>
          </table:table-cell>
          <table:table-cell office:value-type="float" office:value="5042.01373556572" calcext:value-type="float">
            <text:p>5042,0137355657</text:p>
          </table:table-cell>
          <table:table-cell office:value-type="float" office:value="5525.55690406933" calcext:value-type="float">
            <text:p>5525,5569040693</text:p>
          </table:table-cell>
          <table:table-cell office:value-type="float" office:value="5099.83643354787" calcext:value-type="float">
            <text:p>5099,8364335479</text:p>
          </table:table-cell>
          <table:table-cell office:value-type="float" office:value="5147.20277970243" calcext:value-type="float">
            <text:p>5147,2027797024</text:p>
          </table:table-cell>
          <table:table-cell office:value-type="float" office:value="5397.99679569223" calcext:value-type="float">
            <text:p>5397,9967956922</text:p>
          </table:table-cell>
          <table:table-cell office:value-type="float" office:value="4395.9869951526" calcext:value-type="float">
            <text:p>4395,9869951526</text:p>
          </table:table-cell>
          <table:table-cell office:value-type="float" office:value="5160.18507319504" calcext:value-type="float">
            <text:p>5160,185073195</text:p>
          </table:table-cell>
          <table:table-cell office:value-type="float" office:value="5187.6129295589" calcext:value-type="float">
            <text:p>5187,6129295589</text:p>
          </table:table-cell>
          <table:table-cell office:value-type="float" office:value="5224.12906301857" calcext:value-type="float">
            <text:p>5224,1290630186</text:p>
          </table:table-cell>
          <table:table-cell office:value-type="float" office:value="5296.00480449564" calcext:value-type="float">
            <text:p>5296,0048044957</text:p>
          </table:table-cell>
          <table:table-cell office:value-type="float" office:value="5275.14751173295" calcext:value-type="float">
            <text:p>5275,147511733</text:p>
          </table:table-cell>
          <table:table-cell office:value-type="float" office:value="4848.54847357918" calcext:value-type="float">
            <text:p>4848,5484735792</text:p>
          </table:table-cell>
          <table:table-cell office:value-type="float" office:value="5010.0784519009" calcext:value-type="float">
            <text:p>5010,0784519009</text:p>
          </table:table-cell>
          <table:table-cell office:value-type="float" office:value="5037.19481120609" calcext:value-type="float">
            <text:p>5037,1948112061</text:p>
          </table:table-cell>
        </table:table-row>
        <table:table-row table:style-name="ro1">
          <table:table-cell/>
          <table:table-cell office:value-type="float" office:value="5180.03884310471" calcext:value-type="float">
            <text:p>5180,0388431047</text:p>
          </table:table-cell>
          <table:table-cell office:value-type="float" office:value="5751.04178254656" calcext:value-type="float">
            <text:p>5751,0417825466</text:p>
          </table:table-cell>
          <table:table-cell office:value-type="float" office:value="5253.158910314" calcext:value-type="float">
            <text:p>5253,158910314</text:p>
          </table:table-cell>
          <table:table-cell office:value-type="float" office:value="5507.7876395807" calcext:value-type="float">
            <text:p>5507,7876395807</text:p>
          </table:table-cell>
          <table:table-cell office:value-type="float" office:value="5329.71371728573" calcext:value-type="float">
            <text:p>5329,7137172857</text:p>
          </table:table-cell>
          <table:table-cell office:value-type="float" office:value="5004.1405197619" calcext:value-type="float">
            <text:p>5004,1405197619</text:p>
          </table:table-cell>
          <table:table-cell office:value-type="float" office:value="5866.65817318442" calcext:value-type="float">
            <text:p>5866,6581731844</text:p>
          </table:table-cell>
          <table:table-cell office:value-type="float" office:value="4998.77427160885" calcext:value-type="float">
            <text:p>4998,7742716089</text:p>
          </table:table-cell>
          <table:table-cell office:value-type="float" office:value="5019.52753446868" calcext:value-type="float">
            <text:p>5019,5275344687</text:p>
          </table:table-cell>
          <table:table-cell office:value-type="float" office:value="4503.50239525722" calcext:value-type="float">
            <text:p>4503,5023952572</text:p>
          </table:table-cell>
          <table:table-cell office:value-type="float" office:value="4766.31590347481" calcext:value-type="float">
            <text:p>4766,3159034748</text:p>
          </table:table-cell>
          <table:table-cell office:value-type="float" office:value="5391.45206577045" calcext:value-type="float">
            <text:p>5391,4520657705</text:p>
          </table:table-cell>
          <table:table-cell office:value-type="float" office:value="5089.9127955328" calcext:value-type="float">
            <text:p>5089,9127955328</text:p>
          </table:table-cell>
          <table:table-cell office:value-type="float" office:value="5712.72331136987" calcext:value-type="float">
            <text:p>5712,7233113699</text:p>
          </table:table-cell>
          <table:table-cell office:value-type="float" office:value="5052.800394616" calcext:value-type="float">
            <text:p>5052,800394616</text:p>
          </table:table-cell>
          <table:table-cell office:value-type="float" office:value="5756.47842620364" calcext:value-type="float">
            <text:p>5756,4784262036</text:p>
          </table:table-cell>
          <table:table-cell office:value-type="float" office:value="5226.19473685621" calcext:value-type="float">
            <text:p>5226,1947368562</text:p>
          </table:table-cell>
          <table:table-cell office:value-type="float" office:value="5611.95866379833" calcext:value-type="float">
            <text:p>5611,9586637983</text:p>
          </table:table-cell>
          <table:table-cell office:value-type="float" office:value="5687.0281803407" calcext:value-type="float">
            <text:p>5687,0281803407</text:p>
          </table:table-cell>
          <table:table-cell office:value-type="float" office:value="6108.88922540375" calcext:value-type="float">
            <text:p>6108,8892254038</text:p>
          </table:table-cell>
          <table:table-cell office:value-type="float" office:value="4567.89527948786" calcext:value-type="float">
            <text:p>4567,8952794879</text:p>
          </table:table-cell>
          <table:table-cell office:value-type="float" office:value="5825.92299524205" calcext:value-type="float">
            <text:p>5825,9229952421</text:p>
          </table:table-cell>
          <table:table-cell office:value-type="float" office:value="5725.97367521416" calcext:value-type="float">
            <text:p>5725,9736752142</text:p>
          </table:table-cell>
          <table:table-cell office:value-type="float" office:value="4844.0020553249" calcext:value-type="float">
            <text:p>4844,0020553249</text:p>
          </table:table-cell>
          <table:table-cell office:value-type="float" office:value="4940.04272644229" calcext:value-type="float">
            <text:p>4940,0427264423</text:p>
          </table:table-cell>
        </table:table-row>
        <table:table-row table:style-name="ro1">
          <table:table-cell/>
          <table:table-cell office:value-type="float" office:value="4815.8971678582" calcext:value-type="float">
            <text:p>4815,8971678582</text:p>
          </table:table-cell>
          <table:table-cell office:value-type="float" office:value="4466.67955382509" calcext:value-type="float">
            <text:p>4466,6795538251</text:p>
          </table:table-cell>
          <table:table-cell office:value-type="float" office:value="5051.71402840455" calcext:value-type="float">
            <text:p>5051,7140284046</text:p>
          </table:table-cell>
          <table:table-cell office:value-type="float" office:value="4895.36591718398" calcext:value-type="float">
            <text:p>4895,365917184</text:p>
          </table:table-cell>
          <table:table-cell office:value-type="float" office:value="5433.56979939775" calcext:value-type="float">
            <text:p>5433,5697993978</text:p>
          </table:table-cell>
          <table:table-cell office:value-type="float" office:value="5186.649552675" calcext:value-type="float">
            <text:p>5186,649552675</text:p>
          </table:table-cell>
          <table:table-cell office:value-type="float" office:value="4624.93023991162" calcext:value-type="float">
            <text:p>4624,9302399116</text:p>
          </table:table-cell>
          <table:table-cell office:value-type="float" office:value="4784.61581896803" calcext:value-type="float">
            <text:p>4784,615818968</text:p>
          </table:table-cell>
          <table:table-cell office:value-type="float" office:value="5106.98301537007" calcext:value-type="float">
            <text:p>5106,9830153701</text:p>
          </table:table-cell>
          <table:table-cell office:value-type="float" office:value="4993.9273639672" calcext:value-type="float">
            <text:p>4993,9273639672</text:p>
          </table:table-cell>
          <table:table-cell office:value-type="float" office:value="4884.97140535391" calcext:value-type="float">
            <text:p>4884,9714053539</text:p>
          </table:table-cell>
          <table:table-cell office:value-type="float" office:value="4107.38112820787" calcext:value-type="float">
            <text:p>4107,3811282079</text:p>
          </table:table-cell>
          <table:table-cell office:value-type="float" office:value="4834.31208971215" calcext:value-type="float">
            <text:p>4834,3120897122</text:p>
          </table:table-cell>
          <table:table-cell office:value-type="float" office:value="5578.94742421814" calcext:value-type="float">
            <text:p>5578,9474242181</text:p>
          </table:table-cell>
          <table:table-cell office:value-type="float" office:value="4824.23101745569" calcext:value-type="float">
            <text:p>4824,2310174557</text:p>
          </table:table-cell>
          <table:table-cell office:value-type="float" office:value="5628.13817087545" calcext:value-type="float">
            <text:p>5628,1381708755</text:p>
          </table:table-cell>
          <table:table-cell office:value-type="float" office:value="5142.46806993438" calcext:value-type="float">
            <text:p>5142,4680699344</text:p>
          </table:table-cell>
          <table:table-cell office:value-type="float" office:value="5383.21974659604" calcext:value-type="float">
            <text:p>5383,219746596</text:p>
          </table:table-cell>
          <table:table-cell office:value-type="float" office:value="5356.74392039094" calcext:value-type="float">
            <text:p>5356,7439203909</text:p>
          </table:table-cell>
          <table:table-cell office:value-type="float" office:value="4352.24265330721" calcext:value-type="float">
            <text:p>4352,2426533072</text:p>
          </table:table-cell>
          <table:table-cell office:value-type="float" office:value="5522.05107185157" calcext:value-type="float">
            <text:p>5522,0510718516</text:p>
          </table:table-cell>
          <table:table-cell office:value-type="float" office:value="4243.18817017681" calcext:value-type="float">
            <text:p>4243,1881701768</text:p>
          </table:table-cell>
          <table:table-cell office:value-type="float" office:value="5082.60063806172" calcext:value-type="float">
            <text:p>5082,6006380617</text:p>
          </table:table-cell>
          <table:table-cell office:value-type="float" office:value="4781.2456722574" calcext:value-type="float">
            <text:p>4781,2456722574</text:p>
          </table:table-cell>
          <table:table-cell office:value-type="float" office:value="5612.97966756256" calcext:value-type="float">
            <text:p>5612,9796675626</text:p>
          </table:table-cell>
        </table:table-row>
        <table:table-row table:style-name="ro1">
          <table:table-cell office:value-type="string" calcext:value-type="string">
            <text:p>XBARRA25</text:p>
          </table:table-cell>
          <table:table-cell table:formula="of:=AVERAGE([.B1:.B20])" office:value-type="float" office:value="4916.69406569021" calcext:value-type="float">
            <text:p>4916,6940656902</text:p>
          </table:table-cell>
          <table:table-cell table:formula="of:=AVERAGE([.C1:.C20])" office:value-type="float" office:value="4987.49626699999" calcext:value-type="float">
            <text:p>4987,496267</text:p>
          </table:table-cell>
          <table:table-cell table:formula="of:=AVERAGE([.D1:.D20])" office:value-type="float" office:value="4962.36863163571" calcext:value-type="float">
            <text:p>4962,3686316357</text:p>
          </table:table-cell>
          <table:table-cell table:formula="of:=AVERAGE([.E1:.E20])" office:value-type="float" office:value="5084.89452126894" calcext:value-type="float">
            <text:p>5084,8945212689</text:p>
          </table:table-cell>
          <table:table-cell table:formula="of:=AVERAGE([.F1:.F20])" office:value-type="float" office:value="5031.16994750334" calcext:value-type="float">
            <text:p>5031,1699475033</text:p>
          </table:table-cell>
          <table:table-cell table:formula="of:=AVERAGE([.G1:.G20])" office:value-type="float" office:value="5013.04585716881" calcext:value-type="float">
            <text:p>5013,0458571688</text:p>
          </table:table-cell>
          <table:table-cell table:formula="of:=AVERAGE([.H1:.H20])" office:value-type="float" office:value="4916.58354223606" calcext:value-type="float">
            <text:p>4916,5835422361</text:p>
          </table:table-cell>
          <table:table-cell table:formula="of:=AVERAGE([.I1:.I20])" office:value-type="float" office:value="4929.70328917538" calcext:value-type="float">
            <text:p>4929,7032891754</text:p>
          </table:table-cell>
          <table:table-cell table:formula="of:=AVERAGE([.J1:.J20])" office:value-type="float" office:value="4896.74659480535" calcext:value-type="float">
            <text:p>4896,7465948054</text:p>
          </table:table-cell>
          <table:table-cell table:formula="of:=AVERAGE([.K1:.K20])" office:value-type="float" office:value="5045.59657110927" calcext:value-type="float">
            <text:p>5045,5965711093</text:p>
          </table:table-cell>
          <table:table-cell table:formula="of:=AVERAGE([.L1:.L20])" office:value-type="float" office:value="4840.52976922976" calcext:value-type="float">
            <text:p>4840,5297692298</text:p>
          </table:table-cell>
          <table:table-cell table:formula="of:=AVERAGE([.M1:.M20])" office:value-type="float" office:value="5011.69942685479" calcext:value-type="float">
            <text:p>5011,6994268548</text:p>
          </table:table-cell>
          <table:table-cell table:formula="of:=AVERAGE([.N1:.N20])" office:value-type="float" office:value="4891.32994809795" calcext:value-type="float">
            <text:p>4891,329948098</text:p>
          </table:table-cell>
          <table:table-cell table:formula="of:=AVERAGE([.O1:.O20])" office:value-type="float" office:value="4850.88643773401" calcext:value-type="float">
            <text:p>4850,886437734</text:p>
          </table:table-cell>
          <table:table-cell table:formula="of:=AVERAGE([.P1:.P20])" office:value-type="float" office:value="5056.11881817083" calcext:value-type="float">
            <text:p>5056,1188181708</text:p>
          </table:table-cell>
          <table:table-cell table:formula="of:=AVERAGE([.Q1:.Q20])" office:value-type="float" office:value="5029.44873870587" calcext:value-type="float">
            <text:p>5029,4487387059</text:p>
          </table:table-cell>
          <table:table-cell table:formula="of:=AVERAGE([.R1:.R20])" office:value-type="float" office:value="4857.80089072569" calcext:value-type="float">
            <text:p>4857,8008907257</text:p>
          </table:table-cell>
          <table:table-cell table:formula="of:=AVERAGE([.S1:.S20])" office:value-type="float" office:value="5032.63818768744" calcext:value-type="float">
            <text:p>5032,6381876874</text:p>
          </table:table-cell>
          <table:table-cell table:formula="of:=AVERAGE([.T1:.T20])" office:value-type="float" office:value="5033.07316786091" calcext:value-type="float">
            <text:p>5033,0731678609</text:p>
          </table:table-cell>
          <table:table-cell table:formula="of:=AVERAGE([.U1:.U20])" office:value-type="float" office:value="5016.50582597388" calcext:value-type="float">
            <text:p>5016,5058259739</text:p>
          </table:table-cell>
          <table:table-cell table:formula="of:=AVERAGE([.V1:.V20])" office:value-type="float" office:value="5058.25283362373" calcext:value-type="float">
            <text:p>5058,2528336237</text:p>
          </table:table-cell>
          <table:table-cell table:formula="of:=AVERAGE([.W1:.W20])" office:value-type="float" office:value="5111.77942908252" calcext:value-type="float">
            <text:p>5111,7794290825</text:p>
          </table:table-cell>
          <table:table-cell table:formula="of:=AVERAGE([.X1:.X20])" office:value-type="float" office:value="5044.01763828535" calcext:value-type="float">
            <text:p>5044,0176382854</text:p>
          </table:table-cell>
          <table:table-cell table:formula="of:=AVERAGE([.Y1:.Y20])" office:value-type="float" office:value="5067.85114445099" calcext:value-type="float">
            <text:p>5067,851144451</text:p>
          </table:table-cell>
          <table:table-cell table:formula="of:=AVERAGE([.Z1:.Z20])" office:value-type="float" office:value="4938.09407951837" calcext:value-type="float">
            <text:p>4938,0940795184</text:p>
          </table:table-cell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Linha 1</text:span>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formula="of:=AVERAGE([.$B$21:.$Z$21])" office:value-type="float" office:value="4984.97302494381" calcext:value-type="float">
            <text:p>4984,9730249438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rro padrão</text:p>
          </table:table-cell>
          <table:table-cell table:formula="of:=SQRT(VAR([.$B$21:.$Z$21])/COUNT([.$B$21:.$Z$21]))" office:value-type="float" office:value="15.726740242834" calcext:value-type="float">
            <text:p>15,7267402428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odo</text:p>
          </table:table-cell>
          <table:table-cell table:formula="of:=MODE([.$B$21:.$Z$21])" office:value-type="string" office:string-value="" calcext:value-type="error">
            <text:p>#VALOR!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ediana</text:p>
          </table:table-cell>
          <table:table-cell table:formula="of:=MEDIAN([.$B$21:.$Z$21])" office:value-type="float" office:value="5013.04585716881" calcext:value-type="float">
            <text:p>5013,0458571688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Primeiro quartil</text:p>
          </table:table-cell>
          <table:table-cell table:formula="of:=QUARTILE([.$B$21:.$Z$21]; 1)" office:value-type="float" office:value="4916.69406569021" calcext:value-type="float">
            <text:p>4916,694065690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Terceiro quartil</text:p>
          </table:table-cell>
          <table:table-cell table:formula="of:=QUARTILE([.$B$21:.$Z$21]; 3)" office:value-type="float" office:value="5044.01763828535" calcext:value-type="float">
            <text:p>5044,017638285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Variância</text:p>
          </table:table-cell>
          <table:table-cell table:formula="of:=VAR([.$B$21:.$Z$21])" office:value-type="float" office:value="6183.25896663935" calcext:value-type="float">
            <text:p>6183,258966639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esvio padrão</text:p>
          </table:table-cell>
          <table:table-cell table:formula="of:=STDEV([.$B$21:.$Z$21])" office:value-type="float" office:value="78.6337012141699" calcext:value-type="float">
            <text:p>78,633701214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urtose</text:p>
          </table:table-cell>
          <table:table-cell table:formula="of:=KURT([.$B$21:.$Z$21])" office:value-type="float" office:value="-1.00389540188257" calcext:value-type="float">
            <text:p>-1,003895401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nclinação</text:p>
          </table:table-cell>
          <table:table-cell table:formula="of:=SKEW([.$B$21:.$Z$21])" office:value-type="float" office:value="-0.432550337087271" calcext:value-type="float">
            <text:p>-0,432550337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ntervalo</text:p>
          </table:table-cell>
          <table:table-cell table:formula="of:=MAX([.$B$21:.$Z$21])-MIN([.$B$21:.$Z$21])" office:value-type="float" office:value="271.249659852762" calcext:value-type="float">
            <text:p>271,2496598528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ínimo</text:p>
          </table:table-cell>
          <table:table-cell table:formula="of:=MIN([.$B$21:.$Z$21])" office:value-type="float" office:value="4840.52976922976" calcext:value-type="float">
            <text:p>4840,5297692298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formula="of:=MAX([.$B$21:.$Z$21])" office:value-type="float" office:value="5111.77942908252" calcext:value-type="float">
            <text:p>5111,779429082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oma</text:p>
          </table:table-cell>
          <table:table-cell table:formula="of:=SUM([.$B$21:.$Z$21])" office:value-type="float" office:value="124624.325623595" calcext:value-type="float">
            <text:p>124624,32562359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ontagem</text:p>
          </table:table-cell>
          <table:table-cell table:formula="of:=COUNT([.$B$21:.$Z$21])" office:value-type="float" office:value="25" calcext:value-type="float">
            <text:p>25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6T16:23:08.013000000</dc:date>
    <meta:editing-duration>PT2H42M8S</meta:editing-duration>
    <meta:editing-cycles>2</meta:editing-cycles>
    <meta:generator>LibreOffice/4.4.3.2$Windows_x86 LibreOffice_project/88805f81e9fe61362df02b9941de8e38a9b5fd16</meta:generator>
    <meta:document-statistic meta:table-count="1" meta:cell-count="557" meta:object-count="0"/>
  </office:meta>
</office:document-meta>
</file>